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officeooo:rsid="001d7262" officeooo:paragraph-rsid="001d7262"/>
    </style:style>
    <style:style style:name="P4" style:family="paragraph" style:parent-style-name="Standard">
      <style:text-properties officeooo:paragraph-rsid="001bd89a"/>
    </style:style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Standard">
      <style:text-properties officeooo:rsid="0022e31a" officeooo:paragraph-rsid="0022e31a"/>
    </style:style>
    <style:style style:name="T1" style:family="text">
      <style:text-properties officeooo:rsid="00155841"/>
    </style:style>
    <style:style style:name="T2" style:family="text">
      <style:text-properties officeooo:rsid="00161ab9"/>
    </style:style>
    <style:style style:name="T3" style:family="text">
      <style:text-properties officeooo:rsid="000f4c14"/>
    </style:style>
    <style:style style:name="T4" style:family="text">
      <style:text-properties officeooo:rsid="00041657"/>
    </style:style>
    <style:style style:name="T5" style:family="text">
      <style:text-properties officeooo:rsid="00098672"/>
    </style:style>
    <style:style style:name="T6" style:family="text">
      <style:text-properties officeooo:rsid="000746b7"/>
    </style:style>
    <style:style style:name="T7" style:family="text">
      <style:text-properties officeooo:rsid="0009200f"/>
    </style:style>
    <style:style style:name="T8" style:family="text">
      <style:text-properties officeooo:rsid="0013f1cb"/>
    </style:style>
    <style:style style:name="T9" style:family="text">
      <style:text-properties officeooo:rsid="000d7d0f"/>
    </style:style>
    <style:style style:name="T10" style:family="text">
      <style:text-properties officeooo:rsid="000b677b"/>
    </style:style>
    <style:style style:name="T11" style:family="text">
      <style:text-properties officeooo:rsid="000c8013"/>
    </style:style>
    <style:style style:name="T12" style:family="text">
      <style:text-properties officeooo:rsid="001089cc"/>
    </style:style>
    <style:style style:name="T13" style:family="text">
      <style:text-properties officeooo:rsid="00184eb8"/>
    </style:style>
    <style:style style:name="T14" style:family="text">
      <style:text-properties officeooo:rsid="0019f66c"/>
    </style:style>
    <style:style style:name="T15" style:family="text">
      <style:text-properties officeooo:rsid="001f7f43"/>
    </style:style>
    <style:style style:name="T16" style:family="text">
      <style:text-properties officeooo:rsid="001fc565"/>
    </style:style>
    <style:style style:name="T17" style:family="text">
      <style:text-properties officeooo:rsid="0021431b"/>
    </style:style>
    <style:style style:name="T18" style:family="text">
      <style:text-properties officeooo:rsid="001bd89a"/>
    </style:style>
    <style:style style:name="T19" style:family="text">
      <style:text-properties style:font-name="Times New Roman" fo:font-size="11pt" officeooo:rsid="000d0006" style:font-size-asian="11pt" style:font-size-complex="11pt"/>
    </style:style>
    <style:style style:name="T20" style:family="text">
      <style:text-properties style:font-name="Times New Roman" fo:font-size="11pt" style:font-size-asian="11pt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termining the statistical distribution of the data</text:p>
      <text:p text:style-name="Standard"/>
      <text:p text:style-name="Standard">How do the <text:span text:style-name="T1">physical characteristics of the </text:span>data tend to distribute?</text:p>
      <text:list text:style-name="L1">
        <text:list-item>
          <text:p text:style-name="P1"><text:span text:style-name="T2">Fundamental frequency </text:span><text:span text:style-name="T3">f</text:span><text:span text:style-name="T4">o </text:span><text:span text:style-name="T3">for female and male sex </text:span><text:span text:style-name="T4">is typically right-skewed</text:span><text:span text:style-name="T5">, </text:span><text:span text:style-name="T6">therefore most values cluster at the lower end of the distribution </text:span></text:p>
          <text:list>
            <text:list-item>
              <text:p text:style-name="P1">lower frequencies are more centered, with hi-f being the outliers) </text:p>
            </text:list-item>
          </text:list>
        </text:list-item>
        <text:list-item>
          <text:p text:style-name="P1"><text:span text:style-name="T2">F</text:span><text:span text:style-name="T7">ormant spreads also tend to be </text:span><text:span text:style-name="T2">(right?) </text:span><text:span text:style-name="T7">skewed, and female vocalizations tend to have a wider or broader spread in distribution</text:span></text:p>
        </text:list-item>
        <text:list-item>
          <text:p text:style-name="P1">https://core.ac.uk/download/pdf/141197474.pdf</text:p>
        </text:list-item>
      </text:list>
      <text:p text:style-name="Standard"/>
      <text:p text:style-name="Standard"><text:span text:style-name="T8">Statistical </text:span>Distribution <text:span text:style-name="T8">C</text:span>omparison<text:span text:style-name="T9"> </text:span><text:span text:style-name="T8">M</text:span><text:span text:style-name="T9">ethods</text:span>: </text:p>
      <text:list text:style-name="L2">
        <text:list-item>
          <text:p text:style-name="P2">skewed distro </text:p>
          <text:list>
            <text:list-item>
              <text:p text:style-name="P2"><text:span text:style-name="T10">normal-ish but tending towards right side, so using a "loss transformation"</text:span><text:span text:style-name="T8"> such as log transformation</text:span><text:span text:style-name="T10"> can help for data analysis)</text:span><text:span text:style-name="T11"> </text:span></text:p>
            </text:list-item>
            <text:list-item>
              <text:p text:style-name="P2">https://pmc.ncbi.nlm.nih.gov/articles/PMC8221478/</text:p>
            </text:list-item>
          </text:list>
        </text:list-item>
        <text:list-item>
          <text:p text:style-name="P2">loess distro</text:p>
          <text:list>
            <text:list-item>
              <text:p text:style-name="P2"><text:span text:style-name="T10">can allow us to visualize higher order or finer nonlinear relationships within the data)</text:span><text:span text:style-name="T12"> </text:span></text:p>
            </text:list-item>
          </text:list>
        </text:list-item>
      </text:list>
      <text:p text:style-name="Standard"/>
      <text:p text:style-name="Standard">Maybe I can fit the normal skewed curve, and then delete the smoothest normalest curve from the <text:span text:style-name="T13">overall fit and then analyze the tails for nonlinearities?</text:span><text:span text:style-name="T14"> </text:span></text:p>
      <text:p text:style-name="Standard"/>
      <text:p text:style-name="Standard">Find me some academic papers within the last 5 years on heirarchy within the physical sound production characteristics of language interpretation </text:p>
      <text:p text:style-name="Standard"/>
      <text:p text:style-name="Standard"/>
      <text:p text:style-name="P3"><text:span text:style-name="T15">** </text:span>wow the below paper is very cool. <text:span text:style-name="T16">on NLP</text:span><text:span text:style-name="T17">. </text:span></text:p>
      <text:p text:style-name="P4">Heirarchy of language interpretation:<text:span text:style-name="T18"> </text:span>evidence from behavioural experiments and computational modelling<text:span text:style-name="T18"> </text:span></text:p>
      <text:p text:style-name="P4">https://www.tandfonline.com/doi/full/10.1080/23273798.2021.1980595#abstract<text:span text:style-name="T18"> </text:span></text:p>
      <text:p text:style-name="P4"/>
      <text:p text:style-name="P4"/>
      <text:p text:style-name="P4">Key empirical features studied in speech processing research encompass a variety of aspects that contribute to understanding how speech is produced, perceived, and interpreted. Here are some of the primary features identified in recent studies: </text:p>
      <text:list text:style-name="L3">
        <text:list-item>
          <text:p text:style-name="P5"><text:span text:style-name="Strong_20_Emphasis">Speech Speed</text:span>: The rate at which speech is produced significantly affects comprehension and processing. Faster speech can lead to difficulties in connected speech perception, impacting overall language understanding </text:p>
          <text:p text:style-name="P5"><text:a xlink:type="simple" xlink:href="https://pmc.ncbi.nlm.nih.gov/articles/PMC9745046/" office:target-frame-name="_blank" xlink:show="new" text:style-name="Internet_20_link" text:visited-style-name="Visited_20_Internet_20_Link">1</text:a></text:p>
          <text:p text:style-name="P5">. </text:p>
        </text:list-item>
        <text:list-item>
          <text:p text:style-name="P5"><text:span text:style-name="Strong_20_Emphasis">Phonological Awareness</text:span>: This refers to the ability to recognize and manipulate the sound structures in spoken words. Studies have shown that phonological awareness is a critical predictor of language processing abilities, particularly in developmental disorders </text:p>
          <text:p text:style-name="P5"><text:a xlink:type="simple" xlink:href="https://pmc.ncbi.nlm.nih.gov/articles/PMC9745046/" office:target-frame-name="_blank" xlink:show="new" text:style-name="Internet_20_link" text:visited-style-name="Visited_20_Internet_20_Link">1</text:a></text:p>
          <text:p text:style-name="P5">. </text:p>
        </text:list-item>
        <text:list-item>
          <text:p text:style-name="P5"><text:span text:style-name="Strong_20_Emphasis">Word Frequency</text:span>: The frequency with which words occur in a language influences their processing speed and ease of recall during speech production and comprehension tasks </text:p>
          <text:p text:style-name="P5"><text:a xlink:type="simple" xlink:href="https://pmc.ncbi.nlm.nih.gov/articles/PMC9745046/" office:target-frame-name="_blank" xlink:show="new" text:style-name="Internet_20_link" text:visited-style-name="Visited_20_Internet_20_Link">1</text:a></text:p>
          <text:p text:style-name="P5">. </text:p>
        </text:list-item>
        <text:list-item>
          <text:p text:style-name="P5"><text:span text:style-name="Strong_20_Emphasis">Dysfluencies</text:span>: These are interruptions in the flow of speech, such as hesitations or repetitions, which can provide insights into cognitive processes during speech production and can indicate underlying language processing issues </text:p>
          <text:p text:style-name="P5"><text:a xlink:type="simple" xlink:href="https://pmc.ncbi.nlm.nih.gov/articles/PMC9745046/" office:target-frame-name="_blank" xlink:show="new" text:style-name="Internet_20_link" text:visited-style-name="Visited_20_Internet_20_Link">1</text:a></text:p>
          <text:p text:style-name="P5">. </text:p>
        </text:list-item>
        <text:list-item>
          <text:p text:style-name="P5"><text:soft-page-break/><text:span text:style-name="Strong_20_Emphasis">Syntactic and Semantic Features</text:span>: The structural aspects of sentences (syntax) and their meanings (semantics) are crucial for understanding how listeners interpret spoken language. Research often evaluates how these features interact during discourse comprehension </text:p>
          <text:p text:style-name="P5"><text:a xlink:type="simple" xlink:href="https://aclanthology.org/J97-1001.pdf" office:target-frame-name="_blank" xlink:show="new" text:style-name="Internet_20_link" text:visited-style-name="Visited_20_Internet_20_Link">2</text:a></text:p>
          <text:p text:style-name="P5">. </text:p>
        </text:list-item>
        <text:list-item>
          <text:p text:style-name="P5"><text:span text:style-name="Strong_20_Emphasis">Prosodic Features</text:span>: These include intonation, stress, and rhythm patterns in speech that play a vital role in conveying meaning and emotion, as well as aiding in the segmentation of speech into comprehensible units </text:p>
          <text:p text:style-name="P5"><text:a xlink:type="simple" xlink:href="https://arxiv.org/html/2410.23955" office:target-frame-name="_blank" xlink:show="new" text:style-name="Internet_20_link" text:visited-style-name="Visited_20_Internet_20_Link">4</text:a></text:p>
          <text:p text:style-name="P5">. </text:p>
        </text:list-item>
        <text:list-item>
          <text:p text:style-name="P5"><text:span text:style-name="Strong_20_Emphasis">Visual Kinematics</text:span>: The movements of the speaker's face, lips, and head have been shown to correlate with acoustic properties of speech, enhancing comprehension through visual cues, especially in noisy environments </text:p>
          <text:p text:style-name="P5"><text:a xlink:type="simple" xlink:href="https://pmc.ncbi.nlm.nih.gov/articles/PMC2606792/" office:target-frame-name="_blank" xlink:show="new" text:style-name="Internet_20_link" text:visited-style-name="Visited_20_Internet_20_Link">5</text:a></text:p>
          <text:p text:style-name="P5">. </text:p>
        </text:list-item>
        <text:list-item>
          <text:p text:style-name="P5"><text:span text:style-name="Strong_20_Emphasis">Connected Speech Production and Perception</text:span>: This area examines how natural speech differs from formal or isolated speech, focusing on phenomena such as assimilation, elision, and coarticulation that affect both production and perception </text:p>
          <text:p text:style-name="P5"><text:a xlink:type="simple" xlink:href="https://pmc.ncbi.nlm.nih.gov/articles/PMC9745046/" office:target-frame-name="_blank" xlink:show="new" text:style-name="Internet_20_link" text:visited-style-name="Visited_20_Internet_20_Link">1</text:a></text:p>
          <text:p text:style-name="P5">. </text:p>
        </text:list-item>
        <text:list-item>
          <text:p text:style-name="P5"><text:span text:style-name="Strong_20_Emphasis">Empirical Methods for Feature Identification</text:span>: Various studies utilize empirical methods to identify features affecting discourse behavior, including discourse cue phrases and prosodic/acoustic characteristics that influence how utterances are processed </text:p>
          <text:p text:style-name="P5"><text:a xlink:type="simple" xlink:href="https://aclanthology.org/J97-1001.pdf" office:target-frame-name="_blank" xlink:show="new" text:style-name="Internet_20_link" text:visited-style-name="Visited_20_Internet_20_Link">2</text:a></text:p>
          <text:p text:style-name="P6">. </text:p>
        </text:list-item>
      </text:list>
      <text:p text:style-name="P7">These features reflect a comprehensive approach to studying the complexities of speech processing, highlighting the interplay between cognitive functions, linguistic structures, and physical characteristics of speech.</text:p>
      <text:p text:style-name="P4"/>
      <text:p text:style-name="P4"/>
      <text:p text:style-name="P8">did this article just disappear??<text:line-break/><text:line-break/><text:line-break/><text:span text:style-name="T19">[1] </text:span><text:span text:style-name="T20">Morrison, A. R., &amp; Trehub, S. E. (2021). Statistical Analysis of Natural Sound Textures. </text:span><text:span text:style-name="Emphasis"><text:span text:style-name="T20">Frontiers in Psychology</text:span></text:span><text:span text:style-name="T20">, 12, Article 611122. </text:span><text:a xlink:type="simple" xlink:href="https://doi.org/10.3389/fpsyg.2021.611122" office:target-frame-name="_blank" xlink:show="new" text:style-name="Internet_20_link" text:visited-style-name="Visited_20_Internet_20_Link"><text:span text:style-name="T20">https://doi.org/10.3389/fpsyg.2021.611122</text:span></text:a><text:span text:style-name="T20"> </text:span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officeooo:rsid="001ace9f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1:32:13.985000000</meta:creation-date>
    <dc:date>2024-11-29T14:41:04.169000000</dc:date>
    <meta:editing-duration>PT30M31S</meta:editing-duration>
    <meta:editing-cycles>26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47" meta:word-count="584" meta:character-count="4157" meta:non-whitespace-character-count="3605"/>
  </office:meta>
</office:document-meta>
</file>